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2E517EBE7603497E744.png" manifest:media-type="image/png"/>
  <manifest:file-entry manifest:full-path="Pictures/1000020100000287000002E54A2A5B8919A70F0F.png" manifest:media-type="image/png"/>
  <manifest:file-entry manifest:full-path="Pictures/1000020100000287000002E587A1F7678CA774AD.png" manifest:media-type="image/png"/>
  <manifest:file-entry manifest:full-path="Pictures/1000020100000287000002E5302B4F602DC9328D.png" manifest:media-type="image/png"/>
  <manifest:file-entry manifest:full-path="Pictures/1000020100000287000002E55784A5421B134328.png" manifest:media-type="image/png"/>
  <manifest:file-entry manifest:full-path="Pictures/1000020100000287000002E564551F42EFC5B913.png" manifest:media-type="image/png"/>
  <manifest:file-entry manifest:full-path="Pictures/1000020100000287000002E59C3A014D1456D918.png" manifest:media-type="image/png"/>
  <manifest:file-entry manifest:full-path="Pictures/1000020100000287000002E5D92BF42583ADA1DB.png" manifest:media-type="image/png"/>
  <manifest:file-entry manifest:full-path="Pictures/1000020100000287000002E50FB50580E9452E52.png" manifest:media-type="image/png"/>
  <manifest:file-entry manifest:full-path="Pictures/1000020100000287000002E5168C10D0E6E8EF9C.png" manifest:media-type="image/png"/>
  <manifest:file-entry manifest:full-path="Pictures/1000020100000287000002E54AFC7D5444FB6AD0.png" manifest:media-type="image/png"/>
  <manifest:file-entry manifest:full-path="Pictures/1000020100000287000002E5B3C838E8A2785B02.png" manifest:media-type="image/png"/>
  <manifest:file-entry manifest:full-path="Pictures/1000020100000287000002E516F58C1755768AD6.png" manifest:media-type="image/png"/>
  <manifest:file-entry manifest:full-path="Pictures/1000020100000287000002E58BE55B852ACDE3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658" officeooo:paragraph-rsid="000ac658"/>
    </style:style>
    <style:style style:name="P2" style:family="paragraph" style:parent-style-name="Standard">
      <style:text-properties officeooo:rsid="000babbe" officeooo:paragraph-rsid="000babbe"/>
    </style:style>
    <style:style style:name="P3" style:family="paragraph" style:parent-style-name="Header">
      <style:paragraph-properties fo:text-align="end" style:justify-single-word="false"/>
      <style:text-properties officeooo:rsid="000ac658" officeooo:paragraph-rsid="000ac658"/>
    </style:style>
    <style:style style:name="P4" style:family="paragraph">
      <loext:graphic-properties draw:fill="non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9.5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0.4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8.7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15.5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1.6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5.6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13.93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1.6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8.44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8.6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5.92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7.53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15.9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12.88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953cm" fo:min-width="7.4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</text:p>
      <text:p text:style-name="P1">a) Servidor</text:p>
      <text:p text:style-name="P1"/>
      <text:p text:style-name="P1"><draw:frame draw:style-name="fr1" draw:name="Imagen1" text:anchor-type="paragraph" svg:width="17cm" svg:height="10.022cm" draw:z-index="0"><draw:image xlink:href="Pictures/1000020100000287000002E5D92BF42583ADA1DB.png" xlink:type="simple" xlink:show="embed" xlink:actuate="onLoad" loext:mime-type="image/png"/></draw:frame></text:p>
      <text:p text:style-name="P1"/>
      <text:p text:style-name="P1">b) Cliente</text:p>
      <text:p text:style-name="P1"/>
      <text:p text:style-name="P1"><draw:frame draw:style-name="fr2" draw:name="Imagen8" text:anchor-type="paragraph" svg:width="17cm" svg:height="9.047cm" draw:z-index="1"><draw:image xlink:href="Pictures/1000020100000287000002E59C3A014D1456D918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2.-</text:p>
      <text:p text:style-name="P1">a) Servidor</text:p>
      <text:p text:style-name="P1"><draw:frame draw:style-name="fr3" draw:name="Imagen3" text:anchor-type="paragraph" svg:width="17cm" svg:height="10.825cm" draw:z-index="2"><draw:image xlink:href="Pictures/1000020100000287000002E54AFC7D5444FB6AD0.png" xlink:type="simple" xlink:show="embed" xlink:actuate="onLoad" loext:mime-type="image/png"/></draw:frame></text:p>
      <text:p text:style-name="P1"/>
      <text:p text:style-name="P1"><draw:frame draw:style-name="fr4" draw:name="Imagen4" text:anchor-type="paragraph" svg:width="17cm" svg:height="4.041cm" draw:z-index="3"><draw:image xlink:href="Pictures/1000020100000287000002E516F58C1755768AD6.png" xlink:type="simple" xlink:show="embed" xlink:actuate="onLoad" loext:mime-type="image/png"/></draw:frame></text:p>
      <text:p text:style-name="P1"/>
      <text:p text:style-name="P1"><draw:frame draw:style-name="fr5" draw:name="Imagen5" text:anchor-type="paragraph" svg:width="17cm" svg:height="17.81cm" draw:z-index="4"><draw:image xlink:href="Pictures/1000020100000287000002E5168C10D0E6E8EF9C.png" xlink:type="simple" xlink:show="embed" xlink:actuate="onLoad" loext:mime-type="image/png"/></draw:frame><text:soft-page-break/></text:p>
      <text:p text:style-name="P1"><text:soft-page-break/>b) Cliente</text:p>
      <text:p text:style-name="P1"><draw:frame draw:style-name="fr7" draw:name="Imagen11" text:anchor-type="paragraph" svg:y="14.988cm" svg:width="17cm" svg:height="5.629cm" draw:z-index="6"><draw:image xlink:href="Pictures/1000020100000287000002E58BE55B852ACDE3E7.png" xlink:type="simple" xlink:show="embed" xlink:actuate="onLoad" loext:mime-type="image/png"/></draw:frame><draw:frame draw:style-name="fr6" draw:name="Imagen10" text:anchor-type="paragraph" svg:y="0.279cm" svg:width="17cm" svg:height="13.815cm" draw:z-index="5"><draw:image xlink:href="Pictures/1000020100000287000002E5B3C838E8A2785B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8" draw:name="Imagen12" text:anchor-type="paragraph" svg:y="0.226cm" svg:width="17cm" svg:height="17.81cm" draw:z-index="7"><draw:image xlink:href="Pictures/1000020100000287000002E564551F42EFC5B91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-</text:p>
      <text:p text:style-name="P1"><draw:frame draw:style-name="fr9" draw:name="Imagen2" text:anchor-type="paragraph" svg:width="17cm" svg:height="11.083cm" draw:z-index="8"><draw:image xlink:href="Pictures/1000020100000287000002E5302B4F602DC9328D.png" xlink:type="simple" xlink:show="embed" xlink:actuate="onLoad" loext:mime-type="image/x-vclgraphic"/></draw:frame></text:p>
      <text:p text:style-name="P1"/>
      <text:p text:style-name="P1"><draw:frame draw:style-name="fr10" draw:name="Imagen6" text:anchor-type="paragraph" svg:width="17cm" svg:height="10.832cm" draw:z-index="9"><draw:image xlink:href="Pictures/1000020100000287000002E587A1F7678CA774AD.png" xlink:type="simple" xlink:show="embed" xlink:actuate="onLoad" loext:mime-type="image/x-vclgraphic"/></draw:frame></text:p>
      <text:p text:style-name="P1"/>
      <text:p text:style-name="P1"><draw:frame draw:style-name="fr11" draw:name="Imagen7" text:anchor-type="paragraph" svg:width="17cm" svg:height="13.584cm" draw:z-index="10"><draw:image xlink:href="Pictures/1000020100000287000002E55784A5421B134328.png" xlink:type="simple" xlink:show="embed" xlink:actuate="onLoad" loext:mime-type="image/x-vclgraphic"/></draw:frame><draw:custom-shape text:anchor-type="paragraph" draw:z-index="11" draw:name="Forma1" draw:style-name="gr1" draw:text-style-name="P4" svg:width="7.488cm" svg:height="0.953cm" svg:x="1.621cm" svg:y="8.186cm"><text:p/><draw:enhanced-geometry svg:viewBox="0 0 21600 21600" draw:type="rectangle" draw:enhanced-path="M 0 0 L 21600 0 21600 21600 0 21600 0 0 Z N"/></draw:custom-shap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-</text:p>
      <text:p text:style-name="P2">a) </text:p>
      <text:p text:style-name="P2"><draw:frame draw:style-name="fr12" draw:name="Imagen9" text:anchor-type="paragraph" svg:width="17cm" svg:height="11.984cm" draw:z-index="12"><draw:image xlink:href="Pictures/1000020100000287000002E50FB50580E9452E52.png" xlink:type="simple" xlink:show="embed" xlink:actuate="onLoad" loext:mime-type="image/x-vclgraphic"/></draw:frame></text:p>
      <text:p text:style-name="P2">b)</text:p>
      <text:p text:style-name="P2"><draw:frame draw:style-name="fr14" draw:name="Imagen14" text:anchor-type="paragraph" svg:width="17cm" svg:height="6.673cm" draw:z-index="14"><draw:image xlink:href="Pictures/1000020100000287000002E54A2A5B8919A70F0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)</text:p>
      <text:p text:style-name="P2"><draw:frame draw:style-name="fr13" draw:name="Imagen13" text:anchor-type="paragraph" svg:width="17cm" svg:height="3.639cm" draw:z-index="13"><draw:image xlink:href="Pictures/1000020100000287000002E517EBE7603497E74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c658" officeooo:paragraph-rsid="000ac6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del Mar Vazqu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7:52:58.701232965</meta:creation-date>
    <dc:date>2020-01-17T18:16:25.753600486</dc:date>
    <meta:editing-duration>PT14S</meta:editing-duration>
    <meta:editing-cycles>1</meta:editing-cycles>
    <meta:document-statistic meta:table-count="0" meta:image-count="14" meta:object-count="0" meta:page-count="9" meta:paragraph-count="12" meta:word-count="19" meta:character-count="82" meta:non-whitespace-character-count="74"/>
    <meta:generator>LibreOffice/6.0.7.3$Linux_X86_64 LibreOffice_project/00m0$Build-3</meta:generator>
  </office:meta>
</office:document-meta>
</file>